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mapTagsToDaisyMojo.execute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3">
            <text:p text:style-name="Table_20_Contents">23</text:p>
          </table:table-cell>
          <table:table-cell office:value-type="float" office:value="99">
            <text:p text:style-name="Table_20_Contents">99</text:p>
          </table:table-cell>
        </table:table-row>
        <table:table-row>
          <table:table-cell office:value-type="string">
            <text:p text:style-name="Table_20_Contents">SitemapTagsToDaisyMojo.getComponentDocs( Document daisyDoc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itemapTagsToDaisyMojo.getJavaDocBuilder( String root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itemapTagsToDaisyMojo.collectJavaDirs( List javaDirs , File currentDi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temapTagsToDaisyMojo.limitLength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temapTagsToDaisyMojo.updateDocument( Document daisyDoc , ComponentDocs doc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itemapTagsToDaisyMojo.getComponentDocs( JavaClass javaClass , String componentType , String blockNam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SitemapTagsToDaisyMojo.createDocument( ComponentDocs docs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temapTagsToDaisyMojo.setupHtmlCleanerTempl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temapTagsToDaisyMojo.updateField( Document daisyDoc , String fieldNam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temapTagsToDaisyMojo.getDaisyDoc( ComponentDocs doc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itemapTagsToDaisyMojo.getComponentTypeName( JavaClass javaClas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itemapTagsToDaisyMojo.setupDaisyRepositoryClient( String url ,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temapTagsToDaisyMojo.determineBlock( String rootPath , JavaClass javaClas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itemapTagsToDaisyMojo.cleanupDocumentation( String documen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nentDocs.equals( Object obj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itemapTagsToDaisyMojo.updateCollections( Document daisyDoc , String block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SitemapTagsToDaisyMojo.getTagValue( JavaClass javaClass , String tagName , String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nentDocs.safeComp( String value1 , String value2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